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3.65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260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7" style:family="table-cell" style:parent-style-name="Default" style:data-style-name="N0">
      <style:table-cell-properties fo:background-color="#ffdaa2"/>
    </style:style>
    <style:style style:name="ce8" style:family="table-cell" style:parent-style-name="Default">
      <style:table-cell-properties fo:background-color="#ffdaa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able-cell-properties fo:border-bottom="none" fo:background-color="#72bf44" fo:border-left="0.06pt solid #000000" fo:border-right="2.01pt solid #000000" fo:border-top="none"/>
    </style:style>
    <style:style style:name="ce12" style:family="table-cell" style:parent-style-name="Default">
      <style:table-cell-properties fo:border-bottom="none" fo:background-color="#00aaad" fo:border-left="0.06pt solid #000000" fo:border-right="2.01pt solid #000000" fo:border-top="non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none" fo:background-color="#ffdaa2" fo:border-left="0.06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>
            <text:p>Detector and Descriptor combinations with relative mean times</text:p>
          </table:table-cell>
          <table:table-cell table:style-name="ce3" table:number-columns-repeated="6"/>
          <table:table-cell table:style-name="ce10"/>
        </table:table-row>
        <table:table-row table:style-name="ro2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Detector Avg Time (ms)</text:p>
          </table:table-cell>
          <table:table-cell table:style-name="ce2" office:value-type="string" calcext:value-type="string">
            <text:p>Descriptor Avg Time (ms)</text:p>
          </table:table-cell>
          <table:table-cell table:style-name="ce2" office:value-type="string" calcext:value-type="string">
            <text:p>Total Time (ms)</text:p>
          </table:table-cell>
          <table:table-cell table:style-name="ce2" office:value-type="string" calcext:value-type="string">
            <text:p>Total Keypoints</text:p>
          </table:table-cell>
          <table:table-cell table:style-name="ce2" office:value-type="string" calcext:value-type="string">
            <text:p>Total Matches</text:p>
          </table:table-cell>
          <table:table-cell table:style-name="ce2" office:value-type="string" calcext:value-type="string">
            <text:p>Total Matches over Total Keypoints Ratio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24.9999" calcext:value-type="float">
            <text:p>24.9999</text:p>
          </table:table-cell>
          <table:table-cell office:value-type="float" office:value="2.32391" calcext:value-type="float">
            <text:p>2.32391</text:p>
          </table:table-cell>
          <table:table-cell table:formula="of:=SUM([.C3:.D3])" office:value-type="float" office:value="27.32381" calcext:value-type="float">
            <text:p>27.32381</text:p>
          </table:table-cell>
          <table:table-cell office:value-type="float" office:value="1179" calcext:value-type="float">
            <text:p>1179</text:p>
          </table:table-cell>
          <table:table-cell office:value-type="float" office:value="797" calcext:value-type="float">
            <text:p>797</text:p>
          </table:table-cell>
          <table:table-cell table:formula="of:=[.G3]/[.F3]" office:value-type="float" office:value="0.675996607294317" calcext:value-type="float">
            <text:p>0.675996607294317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25.7814" calcext:value-type="float">
            <text:p>25.7814</text:p>
          </table:table-cell>
          <table:table-cell office:value-type="float" office:value="1.15339" calcext:value-type="float">
            <text:p>1.15339</text:p>
          </table:table-cell>
          <table:table-cell table:formula="of:=SUM([.C4:.D4])" office:value-type="float" office:value="26.93479" calcext:value-type="float">
            <text:p>26.93479</text:p>
          </table:table-cell>
          <table:table-cell office:value-type="float" office:value="1179" calcext:value-type="float">
            <text:p>1179</text:p>
          </table:table-cell>
          <table:table-cell office:value-type="float" office:value="963" calcext:value-type="float">
            <text:p>963</text:p>
          </table:table-cell>
          <table:table-cell table:formula="of:=[.G4]/[.F4]" office:value-type="float" office:value="0.816793893129771" calcext:value-type="float">
            <text:p>0.816793893129771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25.2945" calcext:value-type="float">
            <text:p>25.2945</text:p>
          </table:table-cell>
          <table:table-cell office:value-type="float" office:value="1.90661" calcext:value-type="float">
            <text:p>1.90661</text:p>
          </table:table-cell>
          <table:table-cell table:formula="of:=SUM([.C5:.D5])" office:value-type="float" office:value="27.20111" calcext:value-type="float">
            <text:p>27.20111</text:p>
          </table:table-cell>
          <table:table-cell office:value-type="float" office:value="1179" calcext:value-type="float">
            <text:p>1179</text:p>
          </table:table-cell>
          <table:table-cell office:value-type="float" office:value="926" calcext:value-type="float">
            <text:p>926</text:p>
          </table:table-cell>
          <table:table-cell table:formula="of:=[.G5]/[.F5]" office:value-type="float" office:value="0.785411365564037" calcext:value-type="float">
            <text:p>0.785411365564037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22.3837" calcext:value-type="float">
            <text:p>22.3837</text:p>
          </table:table-cell>
          <table:table-cell office:value-type="float" office:value="43.7989" calcext:value-type="float">
            <text:p>43.7989</text:p>
          </table:table-cell>
          <table:table-cell table:formula="of:=SUM([.C6:.D6])" office:value-type="float" office:value="66.1826" calcext:value-type="float">
            <text:p>66.1826</text:p>
          </table:table-cell>
          <table:table-cell office:value-type="float" office:value="1179" calcext:value-type="float">
            <text:p>1179</text:p>
          </table:table-cell>
          <table:table-cell office:value-type="float" office:value="800" calcext:value-type="float">
            <text:p>800</text:p>
          </table:table-cell>
          <table:table-cell table:formula="of:=[.G6]/[.F6]" office:value-type="float" office:value="0.678541136556404" calcext:value-type="float">
            <text:p>0.678541136556404</text:p>
          </table:table-cell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24.706" calcext:value-type="float">
            <text:p>24.706</text:p>
          </table:table-cell>
          <table:table-cell office:value-type="float" office:value="20.041" calcext:value-type="float">
            <text:p>20.041</text:p>
          </table:table-cell>
          <table:table-cell table:formula="of:=SUM([.C7:.D7])" office:value-type="float" office:value="44.747" calcext:value-type="float">
            <text:p>44.747</text:p>
          </table:table-cell>
          <table:table-cell office:value-type="float" office:value="1179" calcext:value-type="float">
            <text:p>1179</text:p>
          </table:table-cell>
          <table:table-cell office:value-type="float" office:value="944" calcext:value-type="float">
            <text:p>944</text:p>
          </table:table-cell>
          <table:table-cell table:formula="of:=[.G7]/[.F7]" office:value-type="float" office:value="0.800678541136556" calcext:value-type="float">
            <text:p>0.800678541136556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68.0769" calcext:value-type="float">
            <text:p>68.0769</text:p>
          </table:table-cell>
          <table:table-cell office:value-type="float" office:value="0.894282" calcext:value-type="float">
            <text:p>0.894282</text:p>
          </table:table-cell>
          <table:table-cell table:formula="of:=SUM([.C8:.D8])" office:value-type="float" office:value="68.971182" calcext:value-type="float">
            <text:p>68.971182</text:p>
          </table:table-cell>
          <table:table-cell office:value-type="float" office:value="426" calcext:value-type="float">
            <text:p>426</text:p>
          </table:table-cell>
          <table:table-cell office:value-type="float" office:value="252" calcext:value-type="float">
            <text:p>252</text:p>
          </table:table-cell>
          <table:table-cell table:formula="of:=[.G8]/[.F8]" office:value-type="float" office:value="0.591549295774648" calcext:value-type="float">
            <text:p>0.591549295774648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72.3904" calcext:value-type="float">
            <text:p>72.3904</text:p>
          </table:table-cell>
          <table:table-cell office:value-type="float" office:value="0.859094" calcext:value-type="float">
            <text:p>0.859094</text:p>
          </table:table-cell>
          <table:table-cell table:formula="of:=SUM([.C9:.D9])" office:value-type="float" office:value="73.249494" calcext:value-type="float">
            <text:p>73.249494</text:p>
          </table:table-cell>
          <table:table-cell office:value-type="float" office:value="426" calcext:value-type="float">
            <text:p>426</text:p>
          </table:table-cell>
          <table:table-cell office:value-type="float" office:value="318" calcext:value-type="float">
            <text:p>318</text:p>
          </table:table-cell>
          <table:table-cell table:formula="of:=[.G9]/[.F9]" office:value-type="float" office:value="0.746478873239437" calcext:value-type="float">
            <text:p>0.746478873239437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71.6363" calcext:value-type="float">
            <text:p>71.6363</text:p>
          </table:table-cell>
          <table:table-cell office:value-type="float" office:value="1.10182" calcext:value-type="float">
            <text:p>1.10182</text:p>
          </table:table-cell>
          <table:table-cell table:formula="of:=SUM([.C10:.D10])" office:value-type="float" office:value="72.73812" calcext:value-type="float">
            <text:p>72.73812</text:p>
          </table:table-cell>
          <table:table-cell office:value-type="float" office:value="426" calcext:value-type="float">
            <text:p>426</text:p>
          </table:table-cell>
          <table:table-cell office:value-type="float" office:value="297" calcext:value-type="float">
            <text:p>297</text:p>
          </table:table-cell>
          <table:table-cell table:formula="of:=[.G10]/[.F10]" office:value-type="float" office:value="0.697183098591549" calcext:value-type="float">
            <text:p>0.697183098591549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69.3073" calcext:value-type="float">
            <text:p>69.3073</text:p>
          </table:table-cell>
          <table:table-cell office:value-type="float" office:value="42.7264" calcext:value-type="float">
            <text:p>42.7264</text:p>
          </table:table-cell>
          <table:table-cell table:formula="of:=SUM([.C11:.D11])" office:value-type="float" office:value="112.0337" calcext:value-type="float">
            <text:p>112.0337</text:p>
          </table:table-cell>
          <table:table-cell office:value-type="float" office:value="426" calcext:value-type="float">
            <text:p>426</text:p>
          </table:table-cell>
          <table:table-cell office:value-type="float" office:value="277" calcext:value-type="float">
            <text:p>277</text:p>
          </table:table-cell>
          <table:table-cell table:formula="of:=[.G11]/[.F11]" office:value-type="float" office:value="0.650234741784038" calcext:value-type="float">
            <text:p>0.650234741784038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70.269" calcext:value-type="float">
            <text:p>70.269</text:p>
          </table:table-cell>
          <table:table-cell office:value-type="float" office:value="15.0659" calcext:value-type="float">
            <text:p>15.0659</text:p>
          </table:table-cell>
          <table:table-cell table:formula="of:=SUM([.C12:.D12])" office:value-type="float" office:value="85.3349" calcext:value-type="float">
            <text:p>85.3349</text:p>
          </table:table-cell>
          <table:table-cell office:value-type="float" office:value="426" calcext:value-type="float">
            <text:p>426</text:p>
          </table:table-cell>
          <table:table-cell office:value-type="float" office:value="291" calcext:value-type="float">
            <text:p>291</text:p>
          </table:table-cell>
          <table:table-cell table:formula="of:=[.G12]/[.F12]" office:value-type="float" office:value="0.683098591549296" calcext:value-type="float">
            <text:p>0.683098591549296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8.9214" calcext:value-type="float">
            <text:p>8.9214</text:p>
          </table:table-cell>
          <table:table-cell office:value-type="float" office:value="2.72104" calcext:value-type="float">
            <text:p>2.72104</text:p>
          </table:table-cell>
          <table:table-cell table:formula="of:=SUM([.C13:.D13])" office:value-type="float" office:value="11.64244" calcext:value-type="float">
            <text:p>11.64244</text:p>
          </table:table-cell>
          <table:table-cell office:value-type="float" office:value="1730" calcext:value-type="float">
            <text:p>1730</text:p>
          </table:table-cell>
          <table:table-cell office:value-type="float" office:value="229" calcext:value-type="float">
            <text:p>229</text:p>
          </table:table-cell>
          <table:table-cell table:formula="of:=[.G13]/[.F13]" office:value-type="float" office:value="0.132369942196532" calcext:value-type="float">
            <text:p>0.132369942196532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7.65474" calcext:value-type="float">
            <text:p>7.65474</text:p>
          </table:table-cell>
          <table:table-cell office:value-type="float" office:value="1.34752" calcext:value-type="float">
            <text:p>1.34752</text:p>
          </table:table-cell>
          <table:table-cell table:formula="of:=SUM([.C14:.D14])" office:value-type="float" office:value="9.00226" calcext:value-type="float">
            <text:p>9.00226</text:p>
          </table:table-cell>
          <table:table-cell office:value-type="float" office:value="1730" calcext:value-type="float">
            <text:p>1730</text:p>
          </table:table-cell>
          <table:table-cell office:value-type="float" office:value="573" calcext:value-type="float">
            <text:p>573</text:p>
          </table:table-cell>
          <table:table-cell table:formula="of:=[.G14]/[.F14]" office:value-type="float" office:value="0.33121387283237" calcext:value-type="float">
            <text:p>0.33121387283237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.92266" calcext:value-type="float">
            <text:p>7.92266</text:p>
          </table:table-cell>
          <table:table-cell office:value-type="float" office:value="1.87152" calcext:value-type="float">
            <text:p>1.87152</text:p>
          </table:table-cell>
          <table:table-cell table:formula="of:=SUM([.C15:.D15])" office:value-type="float" office:value="9.79418" calcext:value-type="float">
            <text:p>9.79418</text:p>
          </table:table-cell>
          <table:table-cell office:value-type="float" office:value="1730" calcext:value-type="float">
            <text:p>1730</text:p>
          </table:table-cell>
          <table:table-cell office:value-type="float" office:value="443" calcext:value-type="float">
            <text:p>443</text:p>
          </table:table-cell>
          <table:table-cell table:formula="of:=[.G15]/[.F15]" office:value-type="float" office:value="0.25606936416185" calcext:value-type="float">
            <text:p>0.25606936416185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8.51355" calcext:value-type="float">
            <text:p>8.51355</text:p>
          </table:table-cell>
          <table:table-cell office:value-type="float" office:value="45.7864" calcext:value-type="float">
            <text:p>45.7864</text:p>
          </table:table-cell>
          <table:table-cell table:formula="of:=SUM([.C16:.D16])" office:value-type="float" office:value="54.29995" calcext:value-type="float">
            <text:p>54.29995</text:p>
          </table:table-cell>
          <table:table-cell office:value-type="float" office:value="1730" calcext:value-type="float">
            <text:p>1730</text:p>
          </table:table-cell>
          <table:table-cell office:value-type="float" office:value="356" calcext:value-type="float">
            <text:p>356</text:p>
          </table:table-cell>
          <table:table-cell table:formula="of:=[.G16]/[.F16]" office:value-type="float" office:value="0.205780346820809" calcext:value-type="float">
            <text:p>0.205780346820809</text:p>
          </table:table-cell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.54946" calcext:value-type="float">
            <text:p>6.54946</text:p>
          </table:table-cell>
          <table:table-cell office:value-type="float" office:value="21.6148" calcext:value-type="float">
            <text:p>21.6148</text:p>
          </table:table-cell>
          <table:table-cell table:formula="of:=SUM([.C17:.D17])" office:value-type="float" office:value="28.16426" calcext:value-type="float">
            <text:p>28.16426</text:p>
          </table:table-cell>
          <table:table-cell office:value-type="float" office:value="1730" calcext:value-type="float">
            <text:p>1730</text:p>
          </table:table-cell>
          <table:table-cell office:value-type="float" office:value="700" calcext:value-type="float">
            <text:p>700</text:p>
          </table:table-cell>
          <table:table-cell table:formula="of:=[.G17]/[.F17]" office:value-type="float" office:value="0.404624277456647" calcext:value-type="float">
            <text:p>0.404624277456647</text:p>
          </table:table-cell>
        </table:table-row>
        <table:table-row table:style-name="ro3">
          <table:table-cell table:number-columns-repeated="2" office:value-type="string" calcext:value-type="string">
            <text:p>BRISK</text:p>
          </table:table-cell>
          <table:table-cell office:value-type="float" office:value="381.166" calcext:value-type="float">
            <text:p>381.166</text:p>
          </table:table-cell>
          <table:table-cell office:value-type="float" office:value="3.82426" calcext:value-type="float">
            <text:p>3.82426</text:p>
          </table:table-cell>
          <table:table-cell table:formula="of:=SUM([.C18:.D18])" office:value-type="float" office:value="384.99026" calcext:value-type="float">
            <text:p>384.99026</text:p>
          </table:table-cell>
          <table:table-cell office:value-type="float" office:value="2763" calcext:value-type="float">
            <text:p>2763</text:p>
          </table:table-cell>
          <table:table-cell office:value-type="float" office:value="1676" calcext:value-type="float">
            <text:p>1676</text:p>
          </table:table-cell>
          <table:table-cell table:formula="of:=[.G18]/[.F18]" office:value-type="float" office:value="0.606587043069128" calcext:value-type="float">
            <text:p>0.606587043069128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376.145" calcext:value-type="float">
            <text:p>376.145</text:p>
          </table:table-cell>
          <table:table-cell office:value-type="float" office:value="1.55169" calcext:value-type="float">
            <text:p>1.55169</text:p>
          </table:table-cell>
          <table:table-cell table:formula="of:=SUM([.C19:.D19])" office:value-type="float" office:value="377.69669" calcext:value-type="float">
            <text:p>377.69669</text:p>
          </table:table-cell>
          <table:table-cell office:value-type="float" office:value="2763" calcext:value-type="float">
            <text:p>2763</text:p>
          </table:table-cell>
          <table:table-cell office:value-type="float" office:value="1759" calcext:value-type="float">
            <text:p>1759</text:p>
          </table:table-cell>
          <table:table-cell table:formula="of:=[.G19]/[.F19]" office:value-type="float" office:value="0.636626854867897" calcext:value-type="float">
            <text:p>0.636626854867897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374.11" calcext:value-type="float">
            <text:p>374.11</text:p>
          </table:table-cell>
          <table:table-cell office:value-type="float" office:value="5.54715" calcext:value-type="float">
            <text:p>5.54715</text:p>
          </table:table-cell>
          <table:table-cell table:formula="of:=SUM([.C20:.D20])" office:value-type="float" office:value="379.65715" calcext:value-type="float">
            <text:p>379.65715</text:p>
          </table:table-cell>
          <table:table-cell office:value-type="float" office:value="2763" calcext:value-type="float">
            <text:p>2763</text:p>
          </table:table-cell>
          <table:table-cell office:value-type="float" office:value="1623" calcext:value-type="float">
            <text:p>1623</text:p>
          </table:table-cell>
          <table:table-cell table:formula="of:=[.G20]/[.F20]" office:value-type="float" office:value="0.587404994571118" calcext:value-type="float">
            <text:p>0.587404994571118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376.129" calcext:value-type="float">
            <text:p>376.129</text:p>
          </table:table-cell>
          <table:table-cell office:value-type="float" office:value="44.9453" calcext:value-type="float">
            <text:p>44.9453</text:p>
          </table:table-cell>
          <table:table-cell table:formula="of:=SUM([.C21:.D21])" office:value-type="float" office:value="421.0743" calcext:value-type="float">
            <text:p>421.0743</text:p>
          </table:table-cell>
          <table:table-cell office:value-type="float" office:value="2763" calcext:value-type="float">
            <text:p>2763</text:p>
          </table:table-cell>
          <table:table-cell office:value-type="float" office:value="1524" calcext:value-type="float">
            <text:p>1524</text:p>
          </table:table-cell>
          <table:table-cell table:formula="of:=[.G21]/[.F21]" office:value-type="float" office:value="0.55157437567861" calcext:value-type="float">
            <text:p>0.55157437567861</text:p>
          </table:table-cell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80.261" calcext:value-type="float">
            <text:p>380.261</text:p>
          </table:table-cell>
          <table:table-cell office:value-type="float" office:value="30.4739" calcext:value-type="float">
            <text:p>30.4739</text:p>
          </table:table-cell>
          <table:table-cell table:formula="of:=SUM([.C22:.D22])" office:value-type="float" office:value="410.7349" calcext:value-type="float">
            <text:p>410.7349</text:p>
          </table:table-cell>
          <table:table-cell office:value-type="float" office:value="2763" calcext:value-type="float">
            <text:p>2763</text:p>
          </table:table-cell>
          <table:table-cell office:value-type="float" office:value="1737" calcext:value-type="float">
            <text:p>1737</text:p>
          </table:table-cell>
          <table:table-cell table:formula="of:=[.G22]/[.F22]" office:value-type="float" office:value="0.628664495114006" calcext:value-type="float">
            <text:p>0.628664495114006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3.3202" calcext:value-type="float">
            <text:p>13.3202</text:p>
          </table:table-cell>
          <table:table-cell office:value-type="float" office:value="1.77639" calcext:value-type="float">
            <text:p>1.77639</text:p>
          </table:table-cell>
          <table:table-cell table:formula="of:=SUM([.C23:.D23])" office:value-type="float" office:value="15.09659" calcext:value-type="float">
            <text:p>15.09659</text:p>
          </table:table-cell>
          <table:table-cell office:value-type="float" office:value="1161" calcext:value-type="float">
            <text:p>1161</text:p>
          </table:table-cell>
          <table:table-cell office:value-type="float" office:value="781" calcext:value-type="float">
            <text:p>781</text:p>
          </table:table-cell>
          <table:table-cell table:formula="of:=[.G23]/[.F23]" office:value-type="float" office:value="0.672695951765719" calcext:value-type="float">
            <text:p>0.672695951765719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.6075" calcext:value-type="float">
            <text:p>10.6075</text:p>
          </table:table-cell>
          <table:table-cell office:value-type="float" office:value="0.877664" calcext:value-type="float">
            <text:p>0.877664</text:p>
          </table:table-cell>
          <table:table-cell table:formula="of:=SUM([.C24:.D24])" office:value-type="float" office:value="11.485164" calcext:value-type="float">
            <text:p>11.485164</text:p>
          </table:table-cell>
          <table:table-cell office:value-type="float" office:value="1161" calcext:value-type="float">
            <text:p>1161</text:p>
          </table:table-cell>
          <table:table-cell office:value-type="float" office:value="545" calcext:value-type="float">
            <text:p>545</text:p>
          </table:table-cell>
          <table:table-cell table:formula="of:=[.G24]/[.F24]" office:value-type="float" office:value="0.469422911283376" calcext:value-type="float">
            <text:p>0.469422911283376</text:p>
          </table:table-cell>
        </table:table-row>
        <table:table-row table:style-name="ro3">
          <table:table-cell table:number-columns-repeated="2" office:value-type="string" calcext:value-type="string">
            <text:p>ORB</text:p>
          </table:table-cell>
          <table:table-cell office:value-type="float" office:value="11.3063" calcext:value-type="float">
            <text:p>11.3063</text:p>
          </table:table-cell>
          <table:table-cell office:value-type="float" office:value="5.91221" calcext:value-type="float">
            <text:p>5.91221</text:p>
          </table:table-cell>
          <table:table-cell table:formula="of:=SUM([.C25:.D25])" office:value-type="float" office:value="17.21851" calcext:value-type="float">
            <text:p>17.21851</text:p>
          </table:table-cell>
          <table:table-cell office:value-type="float" office:value="1161" calcext:value-type="float">
            <text:p>1161</text:p>
          </table:table-cell>
          <table:table-cell office:value-type="float" office:value="763" calcext:value-type="float">
            <text:p>763</text:p>
          </table:table-cell>
          <table:table-cell table:formula="of:=[.G25]/[.F25]" office:value-type="float" office:value="0.657192075796727" calcext:value-type="float">
            <text:p>0.657192075796727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4.8643" calcext:value-type="float">
            <text:p>14.8643</text:p>
          </table:table-cell>
          <table:table-cell office:value-type="float" office:value="44.5652" calcext:value-type="float">
            <text:p>44.5652</text:p>
          </table:table-cell>
          <table:table-cell table:formula="of:=SUM([.C26:.D26])" office:value-type="float" office:value="59.4295" calcext:value-type="float">
            <text:p>59.4295</text:p>
          </table:table-cell>
          <table:table-cell office:value-type="float" office:value="1161" calcext:value-type="float">
            <text:p>1161</text:p>
          </table:table-cell>
          <table:table-cell office:value-type="float" office:value="420" calcext:value-type="float">
            <text:p>420</text:p>
          </table:table-cell>
          <table:table-cell table:formula="of:=[.G26]/[.F26]" office:value-type="float" office:value="0.361757105943152" calcext:value-type="float">
            <text:p>0.361757105943152</text:p>
          </table:table-cell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.6844" calcext:value-type="float">
            <text:p>12.6844</text:p>
          </table:table-cell>
          <table:table-cell office:value-type="float" office:value="35.5064" calcext:value-type="float">
            <text:p>35.5064</text:p>
          </table:table-cell>
          <table:table-cell table:formula="of:=SUM([.C27:.D27])" office:value-type="float" office:value="48.1908" calcext:value-type="float">
            <text:p>48.1908</text:p>
          </table:table-cell>
          <table:table-cell office:value-type="float" office:value="1161" calcext:value-type="float">
            <text:p>1161</text:p>
          </table:table-cell>
          <table:table-cell office:value-type="float" office:value="763" calcext:value-type="float">
            <text:p>763</text:p>
          </table:table-cell>
          <table:table-cell table:formula="of:=[.G27]/[.F27]" office:value-type="float" office:value="0.657192075796727" calcext:value-type="float">
            <text:p>0.657192075796727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2.3246" calcext:value-type="float">
            <text:p>72.3246</text:p>
          </table:table-cell>
          <table:table-cell office:value-type="float" office:value="2.31036" calcext:value-type="float">
            <text:p>2.31036</text:p>
          </table:table-cell>
          <table:table-cell table:formula="of:=SUM([.C28:.D28])" office:value-type="float" office:value="74.63496" calcext:value-type="float">
            <text:p>74.63496</text:p>
          </table:table-cell>
          <table:table-cell office:value-type="float" office:value="1670" calcext:value-type="float">
            <text:p>1670</text:p>
          </table:table-cell>
          <table:table-cell office:value-type="float" office:value="1215" calcext:value-type="float">
            <text:p>1215</text:p>
          </table:table-cell>
          <table:table-cell table:formula="of:=[.G28]/[.F28]" office:value-type="float" office:value="0.727544910179641" calcext:value-type="float">
            <text:p>0.727544910179641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67.9862" calcext:value-type="float">
            <text:p>67.9862</text:p>
          </table:table-cell>
          <table:table-cell office:value-type="float" office:value="0.965756" calcext:value-type="float">
            <text:p>0.965756</text:p>
          </table:table-cell>
          <table:table-cell table:formula="of:=SUM([.C29:.D29])" office:value-type="float" office:value="68.951956" calcext:value-type="float">
            <text:p>68.951956</text:p>
          </table:table-cell>
          <table:table-cell office:value-type="float" office:value="1670" calcext:value-type="float">
            <text:p>1670</text:p>
          </table:table-cell>
          <table:table-cell office:value-type="float" office:value="1266" calcext:value-type="float">
            <text:p>1266</text:p>
          </table:table-cell>
          <table:table-cell table:formula="of:=[.G29]/[.F29]" office:value-type="float" office:value="0.758083832335329" calcext:value-type="float">
            <text:p>0.758083832335329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2.0262" calcext:value-type="float">
            <text:p>72.0262</text:p>
          </table:table-cell>
          <table:table-cell office:value-type="float" office:value="3.4813" calcext:value-type="float">
            <text:p>3.4813</text:p>
          </table:table-cell>
          <table:table-cell table:formula="of:=SUM([.C30:.D30])" office:value-type="float" office:value="75.5075" calcext:value-type="float">
            <text:p>75.5075</text:p>
          </table:table-cell>
          <table:table-cell office:value-type="float" office:value="1670" calcext:value-type="float">
            <text:p>1670</text:p>
          </table:table-cell>
          <table:table-cell office:value-type="float" office:value="1181" calcext:value-type="float">
            <text:p>1181</text:p>
          </table:table-cell>
          <table:table-cell table:formula="of:=[.G30]/[.F30]" office:value-type="float" office:value="0.707185628742515" calcext:value-type="float">
            <text:p>0.707185628742515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67.7213" calcext:value-type="float">
            <text:p>67.7213</text:p>
          </table:table-cell>
          <table:table-cell office:value-type="float" office:value="45.14" calcext:value-type="float">
            <text:p>45.14</text:p>
          </table:table-cell>
          <table:table-cell table:formula="of:=SUM([.C31:.D31])" office:value-type="float" office:value="112.8613" calcext:value-type="float">
            <text:p>112.8613</text:p>
          </table:table-cell>
          <table:table-cell office:value-type="float" office:value="1670" calcext:value-type="float">
            <text:p>1670</text:p>
          </table:table-cell>
          <table:table-cell office:value-type="float" office:value="1187" calcext:value-type="float">
            <text:p>1187</text:p>
          </table:table-cell>
          <table:table-cell table:formula="of:=[.G31]/[.F31]" office:value-type="float" office:value="0.710778443113772" calcext:value-type="float">
            <text:p>0.710778443113772</text:p>
          </table:table-cell>
        </table:table-row>
        <table:table-row table:style-name="ro3">
          <table:table-cell table:number-columns-repeated="2" office:value-type="string" calcext:value-type="string">
            <text:p>AKAZE</text:p>
          </table:table-cell>
          <table:table-cell office:value-type="float" office:value="72.6769" calcext:value-type="float">
            <text:p>72.6769</text:p>
          </table:table-cell>
          <table:table-cell office:value-type="float" office:value="57.5001" calcext:value-type="float">
            <text:p>57.5001</text:p>
          </table:table-cell>
          <table:table-cell table:formula="of:=SUM([.C32:.D32])" office:value-type="float" office:value="130.177" calcext:value-type="float">
            <text:p>130.177</text:p>
          </table:table-cell>
          <table:table-cell office:value-type="float" office:value="1670" calcext:value-type="float">
            <text:p>1670</text:p>
          </table:table-cell>
          <table:table-cell office:value-type="float" office:value="1259" calcext:value-type="float">
            <text:p>1259</text:p>
          </table:table-cell>
          <table:table-cell table:formula="of:=[.G32]/[.F32]" office:value-type="float" office:value="0.753892215568862" calcext:value-type="float">
            <text:p>0.753892215568862</text:p>
          </table:table-cell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72.0344" calcext:value-type="float">
            <text:p>72.0344</text:p>
          </table:table-cell>
          <table:table-cell office:value-type="float" office:value="20.7281" calcext:value-type="float">
            <text:p>20.7281</text:p>
          </table:table-cell>
          <table:table-cell table:formula="of:=SUM([.C33:.D33])" office:value-type="float" office:value="92.7625" calcext:value-type="float">
            <text:p>92.7625</text:p>
          </table:table-cell>
          <table:table-cell office:value-type="float" office:value="1670" calcext:value-type="float">
            <text:p>1670</text:p>
          </table:table-cell>
          <table:table-cell office:value-type="float" office:value="1270" calcext:value-type="float">
            <text:p>1270</text:p>
          </table:table-cell>
          <table:table-cell table:formula="of:=[.G33]/[.F33]" office:value-type="float" office:value="0.760479041916168" calcext:value-type="float">
            <text:p>0.760479041916168</text:p>
          </table:table-cell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0.4471" calcext:value-type="float">
            <text:p>70.4471</text:p>
          </table:table-cell>
          <table:table-cell office:value-type="float" office:value="1.24565" calcext:value-type="float">
            <text:p>1.24565</text:p>
          </table:table-cell>
          <table:table-cell table:formula="of:=SUM([.C34:.D34])" office:value-type="float" office:value="71.69275" calcext:value-type="float">
            <text:p>71.69275</text:p>
          </table:table-cell>
          <table:table-cell office:value-type="float" office:value="1387" calcext:value-type="float">
            <text:p>1387</text:p>
          </table:table-cell>
          <table:table-cell office:value-type="float" office:value="594" calcext:value-type="float">
            <text:p>594</text:p>
          </table:table-cell>
          <table:table-cell table:formula="of:=[.G34]/[.F34]" office:value-type="float" office:value="0.428262436914203" calcext:value-type="float">
            <text:p>0.428262436914203</text:p>
          </table:table-cell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66.0682" calcext:value-type="float">
            <text:p>66.0682</text:p>
          </table:table-cell>
          <table:table-cell office:value-type="float" office:value="0.654963" calcext:value-type="float">
            <text:p>0.654963</text:p>
          </table:table-cell>
          <table:table-cell table:formula="of:=SUM([.C35:.D35])" office:value-type="float" office:value="66.723163" calcext:value-type="float">
            <text:p>66.723163</text:p>
          </table:table-cell>
          <table:table-cell office:value-type="float" office:value="1387" calcext:value-type="float">
            <text:p>1387</text:p>
          </table:table-cell>
          <table:table-cell office:value-type="float" office:value="704" calcext:value-type="float">
            <text:p>704</text:p>
          </table:table-cell>
          <table:table-cell table:formula="of:=[.G35]/[.F35]" office:value-type="float" office:value="0.507570295602019" calcext:value-type="float">
            <text:p>0.507570295602019</text:p>
          </table:table-cell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63.4485" calcext:value-type="float">
            <text:p>63.4485</text:p>
          </table:table-cell>
          <table:table-cell office:value-type="float" office:value="24.8116" calcext:value-type="float">
            <text:p>24.8116</text:p>
          </table:table-cell>
          <table:table-cell table:formula="of:=SUM([.C36:.D36])" office:value-type="float" office:value="88.2601" calcext:value-type="float">
            <text:p>88.2601</text:p>
          </table:table-cell>
          <table:table-cell office:value-type="float" office:value="1387" calcext:value-type="float">
            <text:p>1387</text:p>
          </table:table-cell>
          <table:table-cell office:value-type="float" office:value="595" calcext:value-type="float">
            <text:p>595</text:p>
          </table:table-cell>
          <table:table-cell table:formula="of:=[.G36]/[.F36]" office:value-type="float" office:value="0.428983417447729" calcext:value-type="float">
            <text:p>0.428983417447729</text:p>
          </table:table-cell>
        </table:table-row>
        <table:table-row table:style-name="ro3">
          <table:table-cell table:number-columns-repeated="2" office:value-type="string" calcext:value-type="string">
            <text:p>SIFT</text:p>
          </table:table-cell>
          <table:table-cell office:value-type="float" office:value="66.2973" calcext:value-type="float">
            <text:p>66.2973</text:p>
          </table:table-cell>
          <table:table-cell office:value-type="float" office:value="48.8335" calcext:value-type="float">
            <text:p>48.8335</text:p>
          </table:table-cell>
          <table:table-cell table:formula="of:=SUM([.C37:.D37])" office:value-type="float" office:value="115.1308" calcext:value-type="float">
            <text:p>115.1308</text:p>
          </table:table-cell>
          <table:table-cell office:value-type="float" office:value="1387" calcext:value-type="float">
            <text:p>1387</text:p>
          </table:table-cell>
          <table:table-cell office:value-type="float" office:value="802" calcext:value-type="float">
            <text:p>802</text:p>
          </table:table-cell>
          <table:table-cell table:formula="of:=[.G37]/[.F37]" office:value-type="float" office:value="0.578226387887527" calcext:value-type="float">
            <text:p>0.578226387887527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4">
          <table:table-cell table:style-name="ce1" office:value-type="string" calcext:value-type="string">
            <text:p>Top 3 Combinations according to Total Time</text:p>
          </table:table-cell>
          <table:table-cell table:style-name="ce10" table:number-columns-repeated="2"/>
          <table:table-cell table:style-name="ce11"/>
          <table:table-cell table:style-name="ce1" office:value-type="string" calcext:value-type="string">
            <text:p>Top 3 Combinations according to Matches-Keypoints Ratio</text:p>
          </table:table-cell>
          <table:table-cell table:style-name="ce10" table:number-columns-repeated="3"/>
        </table:table-row>
        <table:table-row table:style-name="ro2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Total Time</text:p>
          </table:table-cell>
          <table:table-cell table:style-name="ce12" office:value-type="string" calcext:value-type="string">
            <text:p>Matches/Keypoints</text:p>
          </table:table-cell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Total Time</text:p>
          </table:table-cell>
          <table:table-cell table:style-name="ce12" office:value-type="string" calcext:value-type="string">
            <text:p>Matches/Keypoints</text:p>
          </table:table-cell>
        </table:table-row>
        <table:table-row table:style-name="ro3">
          <table:table-cell table:style-name="ce7" table:formula="of:=INDEX([.A1:.A37];MATCH(SMALL([.E1:.E37];1);[.E1:.E37];0))" office:value-type="string" office:string-value="FAST" calcext:value-type="string">
            <text:p>FAST</text:p>
          </table:table-cell>
          <table:table-cell table:formula="of:=INDEX([.B1:.B37];MATCH(SMALL([.E1:.E37];1);[.E1:.E37];0))" office:value-type="string" office:string-value="BRIEF" calcext:value-type="string">
            <text:p>BRIEF</text:p>
          </table:table-cell>
          <table:table-cell table:formula="of:=SMALL([.E1:.E37];1)" office:value-type="float" office:value="9.00226" calcext:value-type="float">
            <text:p>9.00226</text:p>
          </table:table-cell>
          <table:table-cell table:style-name="ce13" table:formula="of:=INDEX([.H1:.H37];MATCH(SMALL([.E1:.E37];1);[.E1:.E37];0))" office:value-type="float" office:value="0.33121387283237" calcext:value-type="float">
            <text:p>0.33121387283237</text:p>
          </table:table-cell>
          <table:table-cell table:formula="of:=INDEX([.A1:.A37];MATCH(LARGE([.H1:.H37];1);[.H1:.H37];0))" office:value-type="string" office:string-value="SHITOMASI" calcext:value-type="string">
            <text:p>SHITOMASI</text:p>
          </table:table-cell>
          <table:table-cell table:formula="of:=INDEX([.B1:.B37];MATCH(LARGE([.H1:.H37];1);[.H1:.H37];0))" office:value-type="string" office:string-value="BRIEF" calcext:value-type="string">
            <text:p>BRIEF</text:p>
          </table:table-cell>
          <table:table-cell table:formula="of:=INDEX([.E1:.E37];MATCH(LARGE([.H1:.H37];1);[.H1:.H37];0))" office:value-type="float" office:value="26.93479" calcext:value-type="float">
            <text:p>26.93479</text:p>
          </table:table-cell>
          <table:table-cell table:formula="of:=LARGE([.H1:.H37];1)" office:value-type="float" office:value="0.816793893129771" calcext:value-type="float">
            <text:p>0.816793893129771</text:p>
          </table:table-cell>
        </table:table-row>
        <table:table-row table:style-name="ro3">
          <table:table-cell table:style-name="ce8" table:formula="of:=INDEX([.A1:.A37];MATCH(SMALL([.E1:.E37];1);[.E1:.E37];0))" office:value-type="string" office:string-value="FAST" calcext:value-type="string">
            <text:p>FAST</text:p>
          </table:table-cell>
          <table:table-cell table:formula="of:=INDEX([.B1:.B37];MATCH(SMALL([.E1:.E37];2);[.E1:.E37];0))" office:value-type="string" office:string-value="ORB" calcext:value-type="string">
            <text:p>ORB</text:p>
          </table:table-cell>
          <table:table-cell table:formula="of:=SMALL([.E1:.E37];2)" office:value-type="float" office:value="9.79418" calcext:value-type="float">
            <text:p>9.79418</text:p>
          </table:table-cell>
          <table:table-cell table:style-name="ce13" table:formula="of:=INDEX([.H1:.H37];MATCH(SMALL([.E1:.E37];2);[.E1:.E37];0))" office:value-type="float" office:value="0.25606936416185" calcext:value-type="float">
            <text:p>0.25606936416185</text:p>
          </table:table-cell>
          <table:table-cell table:formula="of:=INDEX([.A1:.A37];MATCH(LARGE([.H1:.H37];2);[.H1:.H37];0))" office:value-type="string" office:string-value="SHITOMASI" calcext:value-type="string">
            <text:p>SHITOMASI</text:p>
          </table:table-cell>
          <table:table-cell table:formula="of:=INDEX([.B1:.B37];MATCH(LARGE([.H1:.H37];2);[.H1:.H37];0))" office:value-type="string" office:string-value="SIFT" calcext:value-type="string">
            <text:p>SIFT</text:p>
          </table:table-cell>
          <table:table-cell table:formula="of:=INDEX([.E1:.E37];MATCH(LARGE([.H1:.H37];2);[.H1:.H37];0))" office:value-type="float" office:value="44.747" calcext:value-type="float">
            <text:p>44.747</text:p>
          </table:table-cell>
          <table:table-cell table:formula="of:=LARGE([.H1:.H37];2)" office:value-type="float" office:value="0.800678541136556" calcext:value-type="float">
            <text:p>0.800678541136556</text:p>
          </table:table-cell>
        </table:table-row>
        <table:table-row table:style-name="ro3">
          <table:table-cell table:formula="of:=INDEX([.A1:.A37];MATCH(SMALL([.E1:.E37];3);[.E1:.E37];0))" office:value-type="string" office:string-value="ORB" calcext:value-type="string">
            <text:p>ORB</text:p>
          </table:table-cell>
          <table:table-cell table:formula="of:=INDEX([.B1:.B37];MATCH(SMALL([.E1:.E37];3);[.E1:.E37];0))" office:value-type="string" office:string-value="BRIEF" calcext:value-type="string">
            <text:p>BRIEF</text:p>
          </table:table-cell>
          <table:table-cell table:formula="of:=SMALL([.E1:.E37];3)" office:value-type="float" office:value="11.485164" calcext:value-type="float">
            <text:p>11.485164</text:p>
          </table:table-cell>
          <table:table-cell table:style-name="ce13" table:formula="of:=INDEX([.H1:.H37];MATCH(SMALL([.E1:.E37];3);[.E1:.E37];0))" office:value-type="float" office:value="0.469422911283376" calcext:value-type="float">
            <text:p>0.469422911283376</text:p>
          </table:table-cell>
          <table:table-cell table:formula="of:=INDEX([.A1:.A37];MATCH(LARGE([.H1:.H37];3);[.H1:.H37];0))" office:value-type="string" office:string-value="SHITOMASI" calcext:value-type="string">
            <text:p>SHITOMASI</text:p>
          </table:table-cell>
          <table:table-cell table:formula="of:=INDEX([.B1:.B37];MATCH(LARGE([.H1:.H37];3);[.H1:.H37];0))" office:value-type="string" office:string-value="ORB" calcext:value-type="string">
            <text:p>ORB</text:p>
          </table:table-cell>
          <table:table-cell table:formula="of:=INDEX([.E1:.E37];MATCH(LARGE([.H1:.H37];3);[.H1:.H37];0))" office:value-type="float" office:value="27.20111" calcext:value-type="float">
            <text:p>27.20111</text:p>
          </table:table-cell>
          <table:table-cell table:formula="of:=LARGE([.H1:.H37];3)" office:value-type="float" office:value="0.785411365564037" calcext:value-type="float">
            <text:p>0.785411365564037</text:p>
          </table:table-cell>
        </table:table-row>
      </table:table>
      <table:named-expressions/>
      <table:database-ranges>
        <table:database-range table:name="__Anonymous_Sheet_DB__0" table:target-range-address="Sheet1.E3:Sheet1.E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2:28:05.570852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02T15:34:21.397802801</dc:date>
    <meta:editing-duration>PT39M15S</meta:editing-duration>
    <meta:editing-cycles>7</meta:editing-cycles>
    <meta:generator>LibreOffice/6.0.7.3$Linux_X86_64 LibreOffice_project/00m0$Build-3</meta:generator>
    <meta:document-statistic meta:table-count="1" meta:cell-count="323" meta:object-count="0"/>
  </office:meta>
</office:document-meta>
</file>